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19mm"/>
    </style:style>
    <style:style style:name="co2" style:family="table-column">
      <style:table-column-properties fo:break-before="auto" style:column-width="40.52mm"/>
    </style:style>
    <style:style style:name="co3" style:family="table-column">
      <style:table-column-properties fo:break-before="auto" style:column-width="67.22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7.96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13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29.33mm"/>
    </style:style>
    <style:style style:name="co11" style:family="table-column">
      <style:table-column-properties fo:break-before="auto" style:column-width="51.66mm"/>
    </style:style>
    <style:style style:name="co12" style:family="table-column">
      <style:table-column-properties fo:break-before="auto" style:column-width="50.57mm"/>
    </style:style>
    <style:style style:name="co13" style:family="table-column">
      <style:table-column-properties fo:break-before="auto" style:column-width="24.94mm"/>
    </style:style>
    <style:style style:name="co14" style:family="table-column">
      <style:table-column-properties fo:break-before="auto" style:column-width="8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4.36mm"/>
    </style:style>
    <style:style style:name="co17" style:family="table-column">
      <style:table-column-properties fo:break-before="auto" style:column-width="87.56mm"/>
    </style:style>
    <style:style style:name="co18" style:family="table-column">
      <style:table-column-properties fo:break-before="auto" style:column-width="32.83mm"/>
    </style:style>
    <style:style style:name="co19" style:family="table-column">
      <style:table-column-properties fo:break-before="auto" style:column-width="50.13mm"/>
    </style:style>
    <style:style style:name="co20" style:family="table-column">
      <style:table-column-properties fo:break-before="auto" style:column-width="48.81mm"/>
    </style:style>
    <style:style style:name="co21" style:family="table-column">
      <style:table-column-properties fo:break-before="auto" style:column-width="56.69mm"/>
    </style:style>
    <style:style style:name="co22" style:family="table-column">
      <style:table-column-properties fo:break-before="auto" style:column-width="23.2mm"/>
    </style:style>
    <style:style style:name="co23" style:family="table-column">
      <style:table-column-properties fo:break-before="auto" style:column-width="24.73mm"/>
    </style:style>
    <style:style style:name="ro1" style:family="table-row">
      <style:table-row-properties style:row-height="10.57mm" fo:break-before="auto" style:use-optimal-row-height="false"/>
    </style:style>
    <style:style style:name="ro2" style:family="table-row">
      <style:table-row-properties style:row-height="16.02mm" fo:break-before="auto" style:use-optimal-row-height="false"/>
    </style:style>
    <style:style style:name="ro3" style:family="table-row">
      <style:table-row-properties style:row-height="21.11mm" fo:break-before="auto" style:use-optimal-row-height="false"/>
    </style:style>
    <style:style style:name="ro4" style:family="table-row">
      <style:table-row-properties style:row-height="26.21mm" fo:break-before="auto" style:use-optimal-row-height="false"/>
    </style:style>
    <style:style style:name="ro5" style:family="table-row">
      <style:table-row-properties style:row-height="36.41mm" fo:break-before="auto" style:use-optimal-row-height="false"/>
    </style:style>
    <style:style style:name="ro6" style:family="table-row">
      <style:table-row-properties style:row-height="41.5mm" fo:break-before="auto" style:use-optimal-row-height="false"/>
    </style:style>
    <style:style style:name="ro7" style:family="table-row">
      <style:table-row-properties style:row-height="31.31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ead1dc" style:text-align-source="fix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1.99mm"/>
    </style:style>
    <style:style style:name="ce6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74pt solid #b3b3b3" fo:padding="1.99mm" style:vertical-align="top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2cc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d9ead3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cfe2f3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ea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ipe Chang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cipe</text:p>
          </table:table-cell>
          <table:table-cell table:style-name="ce6" office:value-type="string" calcext:value-type="string">
            <text:p>Vanilla Ingredients</text:p>
          </table:table-cell>
          <table:table-cell table:style-name="ce11" office:value-type="string" calcext:value-type="string">
            <text:p>Biotech Ingredients</text:p>
          </table:table-cell>
          <table:table-cell table:style-name="ce1" office:value-type="string" calcext:value-type="string">
            <text:p>Science Level</text:p>
          </table:table-cell>
          <table:table-cell table:style-name="ce16" office:value-type="string" calcext:value-type="string">
            <text:p>Greentech Factorio</text:p>
          </table:table-cell>
          <table:table-cell table:style-name="ce19" office:value-type="string" calcext:value-type="string">
            <text:p>Science Level</text:p>
          </table:table-cell>
          <table:table-cell table:style-name="ce22" office:value-type="string" calcext:value-type="string">
            <text:p>Details</text:p>
          </table:table-cell>
          <table:table-cell table:style-name="ce2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Plastic Bar</text:p>
          </table:table-cell>
          <table:table-cell table:style-name="ce7" office:value-type="string" calcext:value-type="string">
            <text:p>1 Coal</text:p>
            <text:p>3 Petroleum Gas</text:p>
          </table:table-cell>
          <table:table-cell table:style-name="ce12" office:value-type="string" calcext:value-type="string">
            <text:p>1 Carbon</text:p>
            <text:p>3 Petroleum Gas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Carbon</text:p>
            <text:p>3 Petroleum Gas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Red Circuit</text:p>
          </table:table-cell>
          <table:table-cell table:style-name="ce7" office:value-type="string" calcext:value-type="string">
            <text:p>2 Green Circuit</text:p>
            <text:p>2 Plastic</text:p>
            <text:p>4 Copper Cable</text:p>
          </table:table-cell>
          <table:table-cell table:style-name="ce12" office:value-type="string" calcext:value-type="string">
            <text:p>1 Advanced Carbon-based Circuit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2 Carbon Based Circuit</text:p>
            <text:p>2 Diamond Substrate</text:p>
            <text:p>4 Copper Cable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lue Circuit</text:p>
          </table:table-cell>
          <table:table-cell table:style-name="ce7" office:value-type="string" calcext:value-type="string">
            <text:p>20 Green Circuit</text:p>
            <text:p>2 Red Circuit</text:p>
            <text:p>0.5 Sulphuric</text:p>
          </table:table-cell>
          <table:table-cell table:style-name="ce12" office:value-type="string" calcext:value-type="string">
            <text:p>1 Neural Processor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Neural Processor</text:p>
            <text:p>1 Interface Card</text:p>
            <text:p>2 Graphene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attery</text:p>
          </table:table-cell>
          <table:table-cell table:style-name="ce7" office:value-type="string" calcext:value-type="string">
            <text:p>1 Iron Plate</text:p>
            <text:p>1 Copper Plate</text:p>
            <text:p>2 Sulphuric</text:p>
          </table:table-cell>
          <table:table-cell table:style-name="ce12" office:value-type="string" calcext:value-type="string">
            <text:p>1 Capacitance Gel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Capacitance Gel</text:p>
            <text:p>1 Interface Card</text:p>
            <text:p>2 Graphene</text:p>
          </table:table-cell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attery Mk 2</text:p>
          </table:table-cell>
          <table:table-cell table:style-name="ce7"/>
          <table:table-cell table:style-name="ce12"/>
          <table:table-cell table:style-name="ce2"/>
          <table:table-cell table:style-name="ce17" office:value-type="string" calcext:value-type="string">
            <text:p>1 Iron Plate</text:p>
            <text:p>1 Copper Plate</text:p>
            <text:p>5 Capacitance Gel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Red Science</text:p>
          </table:table-cell>
          <table:table-cell table:style-name="ce7" office:value-type="string" calcext:value-type="string">
            <text:p>1 Cog wheel</text:p>
            <text:p>1 Copper Plate</text:p>
          </table:table-cell>
          <table:table-cell table:style-name="ce12" office:value-type="string" calcext:value-type="string">
            <text:p>1 Glass Pane</text:p>
            <text:p>1 Carbon</text:p>
          </table:table-cell>
          <table:table-cell table:style-name="ce2" office:value-type="string" calcext:value-type="string">
            <text:p>Red/Red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Green Science</text:p>
          </table:table-cell>
          <table:table-cell table:style-name="ce7" office:value-type="string" calcext:value-type="string">
            <text:p>1 Inserter</text:p>
            <text:p>1 Transport Belt</text:p>
          </table:table-cell>
          <table:table-cell table:style-name="ce12" office:value-type="string" calcext:value-type="string">
            <text:p>1 Carbon Based Circuit</text:p>
            <text:p>1 Workbench</text:p>
          </table:table-cell>
          <table:table-cell table:style-name="ce2" office:value-type="string" calcext:value-type="string">
            <text:p>Red/Red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Blue Science</text:p>
          </table:table-cell>
          <table:table-cell table:style-name="ce7" office:value-type="string" calcext:value-type="string">
            <text:p>1 Battery</text:p>
            <text:p>1 Red Circuit</text:p>
            <text:p>1 Filter Inserter</text:p>
            <text:p>1 Steel Plate</text:p>
          </table:table-cell>
          <table:table-cell table:style-name="ce12" office:value-type="string" calcext:value-type="string">
            <text:p>1 Capacitance Gel</text:p>
            <text:p>1 Advanced Carbon Based Circuit</text:p>
            <text:p>1 Neural Gel Pack</text:p>
            <text:p>1 Tempered Glass</text:p>
          </table:table-cell>
          <table:table-cell table:style-name="ce2" office:value-type="string" calcext:value-type="string">
            <text:p>Green/Green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Low Density Structure</text:p>
          </table:table-cell>
          <table:table-cell table:style-name="ce7" office:value-type="string" calcext:value-type="string">
            <text:p>10 Steel Plate</text:p>
            <text:p>5 Copper Plate</text:p>
            <text:p>5 Plastic</text:p>
          </table:table-cell>
          <table:table-cell table:style-name="ce12" office:value-type="string" calcext:value-type="string">
            <text:p>10 Aerogel</text:p>
            <text:p>5 Diamond Substrate</text:p>
            <text:p>5 Graphene</text:p>
          </table:table-cell>
          <table:table-cell table:style-name="ce2" office:value-type="string" calcext:value-type="string">
            <text:p>Purple/Purple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Rocket Control Unit</text:p>
          </table:table-cell>
          <table:table-cell table:style-name="ce7" office:value-type="string" calcext:value-type="string">
            <text:p>1 Blue Circuit</text:p>
            <text:p>1 Speed Module</text:p>
          </table:table-cell>
          <table:table-cell table:style-name="ce12" office:value-type="string" calcext:value-type="string">
            <text:p>1 Neural Processor</text:p>
            <text:p>1 Biomodule</text:p>
          </table:table-cell>
          <table:table-cell table:style-name="ce2" office:value-type="string" calcext:value-type="string">
            <text:p>Purple/Purple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Solid Fuel</text:p>
          </table:table-cell>
          <table:table-cell table:style-name="ce7" office:value-type="string" calcext:value-type="string">
            <text:p>1 Light Oil or</text:p>
            <text:p>2 Heavy OIl or</text:p>
            <text:p>2 Petroleum Gas</text:p>
          </table:table-cell>
          <table:table-cell table:style-name="ce12" office:value-type="string" calcext:value-type="string">
            <text:p>2 Carbon</text:p>
          </table:table-cell>
          <table:table-cell table:style-name="ce2" office:value-type="string" calcext:value-type="string">
            <text:p>Green/Green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Explosives</text:p>
          </table:table-cell>
          <table:table-cell table:style-name="ce7" office:value-type="string" calcext:value-type="string">
            <text:p>1 Sulphur</text:p>
            <text:p>1 Coal</text:p>
            <text:p>1 Water</text:p>
          </table:table-cell>
          <table:table-cell table:style-name="ce12"/>
          <table:table-cell table:style-name="ce2" office:value-type="string" calcext:value-type="string">
            <text:p>Green</text:p>
          </table:table-cell>
          <table:table-cell table:style-name="ce17" office:value-type="string" calcext:value-type="string">
            <text:p>1 Sulphur</text:p>
            <text:p>1 Carbon</text:p>
            <text:p>1 Water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Grenades</text:p>
          </table:table-cell>
          <table:table-cell table:style-name="ce7" office:value-type="string" calcext:value-type="string">
            <text:p>5 Iron Plate</text:p>
            <text:p>10 Coal</text:p>
          </table:table-cell>
          <table:table-cell table:style-name="ce12"/>
          <table:table-cell table:style-name="ce2" office:value-type="string" calcext:value-type="string">
            <text:p>Green</text:p>
          </table:table-cell>
          <table:table-cell table:style-name="ce17" office:value-type="string" calcext:value-type="string">
            <text:p>5 Iron Plate</text:p>
            <text:p>10 Carbon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Poison Capsule</text:p>
          </table:table-cell>
          <table:table-cell table:style-name="ce7" office:value-type="string" calcext:value-type="string">
            <text:p>3 Steel</text:p>
            <text:p>3 Green Circuits</text:p>
            <text:p>10 Coal</text:p>
          </table:table-cell>
          <table:table-cell table:style-name="ce12"/>
          <table:table-cell table:style-name="ce2" office:value-type="string" calcext:value-type="string">
            <text:p>Blue</text:p>
          </table:table-cell>
          <table:table-cell table:style-name="ce17" office:value-type="string" calcext:value-type="string">
            <text:p>3 Steel</text:p>
            <text:p>3 Green Circuits</text:p>
            <text:p>10 Carbon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Slowdown Capsule</text:p>
          </table:table-cell>
          <table:table-cell table:style-name="ce7" office:value-type="string" calcext:value-type="string">
            <text:p>2 Steel</text:p>
            <text:p>2 Green Circuits</text:p>
            <text:p>5 Coal</text:p>
          </table:table-cell>
          <table:table-cell table:style-name="ce12"/>
          <table:table-cell table:style-name="ce2" office:value-type="string" calcext:value-type="string">
            <text:p>Blue</text:p>
          </table:table-cell>
          <table:table-cell table:style-name="ce17" office:value-type="string" calcext:value-type="string">
            <text:p>2 Steel</text:p>
            <text:p>2 Green Circuits</text:p>
            <text:p>5 Carbon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ompletely New Entities &amp; Items</text:p>
          </table:table-cell>
          <table:covered-table-cell table:number-columns-repeated="5" table:style-name="ce8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5">
          <table:table-cell table:style-name="ce4" office:value-type="string" calcext:value-type="string">
            <text:p>Accumulator Mk 2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4 Tempered Glass</text:p>
            <text:p>10 Capacitance Gel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600</text:p>
            <text:p>Stack Size: 100</text:p>
            <text:p>Dimensions: 4 x 4</text:p>
            <text:p>Energy Consumption: 25MJ</text:p>
            <text:p>Power Input: 1.5 MW</text:p>
            <text:p>Power Output: 1.5 MW</text:p>
          </table:table-cell>
          <table:table-cell table:style-name="ce26" table:number-columns-repeated="19"/>
          <table:table-cell table:number-columns-repeated="998"/>
        </table:table-row>
        <table:table-row table:style-name="ro4">
          <table:table-cell table:style-name="ce4" office:value-type="string" calcext:value-type="string">
            <text:p>Solar Panel Mk 2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0 Diamond Substrate</text:p>
            <text:p>10 Copper Cable</text:p>
            <text:p>10 Tempered Glass</text:p>
            <text:p>15 Red Circuits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500</text:p>
            <text:p>Stack Size: 100</text:p>
            <text:p>Dimensions: 4 x 4</text:p>
            <text:p>Power Output: 250 kW (full daylight)</text:p>
          </table:table-cell>
          <table:table-cell table:style-name="ce26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Power Armour Mk 3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 Power Armour Mk 2</text:p>
            <text:p>100 Capacitance Gel</text:p>
            <text:p>100 Neural Processor</text:p>
            <text:p>100 Graphene</text:p>
            <text:p>100 Interface Card</text:p>
          </table:table-cell>
          <table:table-cell table:style-name="ce21" office:value-type="string" calcext:value-type="string">
            <text:p>Purple</text:p>
          </table:table-cell>
          <table:table-cell table:style-name="ce24" office:value-type="string" calcext:value-type="string">
            <text:p>Resistances - Acid: 20/50%</text:p>
            <text:p>              Explosion: 60/70%</text:p>
            <text:p>                         Fire: 50/50%</text:p>
            <text:p>                Physical: 20/50%</text:p>
            <text:p>Inventory Size Bonus: 50</text:p>
            <text:p>Grid size: 20 x 20</text:p>
            <text:p>Stack Size: 1</text:p>
            <text:p>Durability: 50,000</text:p>
          </table:table-cell>
          <table:table-cell table:style-name="ce26" table:number-columns-repeated="19"/>
          <table:table-cell table:number-columns-repeated="998"/>
        </table:table-row>
        <table:table-row table:style-name="ro7">
          <table:table-cell table:style-name="ce4" office:value-type="string" calcext:value-type="string">
            <text:p>Air Filtering Machine 1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 Assembler 2</text:p>
            <text:p>5 Green Circuits</text:p>
            <text:p>5 Tempered Glass</text:p>
            <text:p>5 Steel Plate</text:p>
            <text:p/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Health: 150</text:p>
            <text:p>Energy Consumption: 200kW</text:p>
            <text:p>Drain: 6.6kW</text:p>
            <text:p>Crafting Speed: 1</text:p>
            <text:p>Emissions: -0.06</text:p>
          </table:table-cell>
          <table:table-cell table:style-name="ce26" table:number-columns-repeated="19"/>
          <table:table-cell table:number-columns-repeated="998"/>
        </table:table-row>
        <table:table-row table:style-name="ro7">
          <table:table-cell table:style-name="ce4" office:value-type="string" calcext:value-type="string">
            <text:p>Air Filtering Machine 2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2 Air Filter Machine 1</text:p>
            <text:p>5 Red Circuits</text:p>
            <text:p>10 Tempered Glass</text:p>
            <text:p>5 Biomodule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150</text:p>
            <text:p>Energy Consumption: 350kW</text:p>
            <text:p>Drain: 11.6kW</text:p>
            <text:p>Crafting Speed: 2</text:p>
            <text:p>Emissions: -0.12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Air Filtering Machine 3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5 Air Filter Machine 2</text:p>
            <text:p>5 Blue Circuits</text:p>
            <text:p>20 Tempered Glass</text:p>
            <text:p>10 Biomodule</text:p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Health: 150</text:p>
            <text:p>Energy Consumption: 1 MW</text:p>
            <text:p>Drain: 33.3 kW</text:p>
            <text:p>Crafting Speed: 5</text:p>
            <text:p>Emissions: -0.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arbon Filter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10 Carbon</text:p>
            <text:p>2 Iron Plate</text:p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Basic Air Filter - is consumed in air</text:p>
            <text:p>filtering proces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Gel Filter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10 Silica Gel Pack</text:p>
            <text:p>5 Plastic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Advanced Air Filter - can be cleaned</text:p>
            <text:p>and provide CO2 in the proces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ilter Recycling Plant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5 Water</text:p>
            <text:p>1 Gel Filter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Washes Gel Filters, outputting CO2</text:p>
            <text:p>as a byproduct for supply to</text:p>
            <text:p>Photosynthesis panels to boost</text:p>
            <text:p>Sugar solution output</text:p>
          </table:table-cell>
          <table:table-cell table:number-columns-repeated="1017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tegorie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entory Orde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 size</text:p>
          </table:table-cell>
        </table:table-row>
        <table:table-row table:style-name="ro9">
          <table:table-cell office:value-type="string" calcext:value-type="string">
            <text:p>BioReacto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bioreactor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ioReacto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dummy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ioSolarPanel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biosolarpane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Categories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resource-processing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item-group</text:p>
          </table:table-cell>
          <table:table-cell office:value-type="string" calcext:value-type="string">
            <text:p>biotech-resource-processing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-a</text:p>
          </table:table-cell>
          <table:table-cell office:value-type="string" calcext:value-type="string">
            <text:p>__BioTech__/graphics/technologies/biotech.png</text:p>
          </table:table-cell>
          <table:table-cell office:value-type="float" office:value="64" calcext:value-type="float">
            <text:p>64</text:p>
          </table:table-cell>
        </table:table-row>
        <table:table-row table:style-name="ro9">
          <table:table-cell office:value-type="string" calcext:value-type="string">
            <text:p>Equipment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equipment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a[equipment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Products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products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b[products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Sciences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sciences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c[sciences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Rocket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rocket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d[rocket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FuelCell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crafting-biotech-fuel-cel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SandMine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sandminer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item-subgroup</text:p>
          </table:table-cell>
          <table:table-cell office:value-type="string" calcext:value-type="string">
            <text:p>biotech-mod-sandminer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1</text:p>
          </table:table-cell>
          <table:table-cell table:number-columns-repeated="3"/>
        </table:table-row>
      </table:table>
      <table:table table:name="Entity Properties" table:style-name="ta2">
        <office:forms form:automatic-focus="false" form:apply-design-mode="false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column table:style-name="co21" table:default-cell-style-name="ce28"/>
        <table:table-column table:style-name="co22" table:default-cell-style-name="Default"/>
        <table:table-column table:style-name="co23" table:default-cell-style-name="Default"/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minable</text:p>
          </table:table-cell>
          <table:table-cell office:value-type="string" calcext:value-type="string">
            <text:p>max_health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fluid_boxes</text:p>
          </table:table-cell>
          <table:table-cell/>
          <table:table-cell office:value-type="string" calcext:value-type="string">
            <text:p>collision_box</text:p>
          </table:table-cell>
          <table:table-cell office:value-type="string" calcext:value-type="string">
            <text:p>selection_box</text:p>
          </table:table-cell>
        </table:table-row>
        <table:table-row table:style-name="ro9">
          <table:table-cell table:style-name="ce27" office:value-type="string" calcext:value-type="string" table:number-columns-spanned="1" table:number-rows-spanned="18">
            <text:p>BioReactor</text:p>
          </table:table-cell>
          <table:table-cell table:style-name="ce27" office:value-type="string" calcext:value-type="string" table:number-columns-spanned="1" table:number-rows-spanned="18">
            <text:p>assembling-machine</text:p>
          </table:table-cell>
          <table:table-cell table:style-name="ce27" office:value-type="string" calcext:value-type="string" table:number-columns-spanned="1" table:number-rows-spanned="18">
            <text:p>biotech-bioreactor</text:p>
          </table:table-cell>
          <table:table-cell table:style-name="ce27" office:value-type="string" calcext:value-type="string" table:number-columns-spanned="1" table:number-rows-spanned="18">
            <text:p>__BioTech__/graphics/icons/wood_reactor_icon.png</text:p>
          </table:table-cell>
          <table:table-cell table:style-name="ce27" office:value-type="string" calcext:value-type="string" table:number-columns-spanned="1" table:number-rows-spanned="18">
            <text:p>placeable-neutral,</text:p>
            <text:p>player-creation</text:p>
          </table:table-cell>
          <table:table-cell table:style-name="ce27" office:value-type="string" calcext:value-type="string" table:number-columns-spanned="1" table:number-rows-spanned="18">
            <text:p>hardness = 0.2,</text:p>
            <text:p>mining_time = 0.5,</text:p>
            <text:p>result = "biotech-bioreactor"</text:p>
          </table:table-cell>
          <table:table-cell table:style-name="ce27" office:value-type="float" office:value="100" calcext:value-type="float" table:number-columns-spanned="1" table:number-rows-spanned="18">
            <text:p>100</text:p>
          </table:table-cell>
          <table:table-cell table:style-name="ce27" office:value-type="string" calcext:value-type="string" table:number-columns-spanned="1" table:number-rows-spanned="18">
            <text:p>big-remnants</text:p>
          </table:table-cell>
          <table:table-cell office:value-type="string" calcext:value-type="string">
            <text:p>production_type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picture</text:p>
          </table:table-cell>
          <table:table-cell office:value-type="string" calcext:value-type="string">
            <text:p>assembler2pipepicturesBioreactor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covers</text:p>
          </table:table-cell>
          <table:table-cell office:value-type="string" calcext:value-type="string">
            <text:p>pipecoverspicturesBioreactor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base_are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base_level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connections</text:p>
          </table:table-cell>
          <table:table-cell table:number-columns-repeated="3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type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osition</text:p>
          </table:table-cell>
          <table:table-cell office:value-type="string" calcext:value-type="string">
            <text:p>0, -2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table:number-columns-repeated="4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roduction_type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picture</text:p>
          </table:table-cell>
          <table:table-cell office:value-type="string" calcext:value-type="string">
            <text:p>assembler2pipepicturesBioreactor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covers</text:p>
          </table:table-cell>
          <table:table-cell office:value-type="string" calcext:value-type="string">
            <text:p>pipecoverspicturesBioreactor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base_are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base_le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ipe_connections</text:p>
          </table:table-cell>
          <table:table-cell table:number-columns-repeated="3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type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position</text:p>
          </table:table-cell>
          <table:table-cell office:value-type="string" calcext:value-type="string">
            <text:p>0, 2</text:p>
          </table:table-cell>
          <table:table-cell table:number-columns-repeated="2"/>
        </table:table-row>
        <table:table-row table:style-name="ro9">
          <table:covered-table-cell/>
          <table:covered-table-cell table:number-columns-repeated="7" table:style-name="ce27"/>
          <table:table-cell office:value-type="string" calcext:value-type="string">
            <text:p>off_when_no_fluid_recipe</text:p>
          </table:table-cell>
          <table:table-cell table:style-name="ce29" office:value-type="string" calcext:value-type="string">
            <text:p>true</text:p>
          </table:table-cell>
          <table:table-cell table:number-columns-repeated="2"/>
        </table:table-row>
        <table:table-row table:style-name="ro9" table:number-rows-repeated="1048556">
          <table:table-cell table:number-columns-repeated="12"/>
        </table:table-row>
        <table:table-row table:style-name="ro9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05:35.2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3:34:38.224000000</dc:date>
    <dc:creator>Michae Cowgill</dc:creator>
    <meta:editing-duration>PT1H56M15S</meta:editing-duration>
    <meta:editing-cycles>6</meta:editing-cycles>
    <meta:generator>LibreOffice/5.0.5.2$Windows_x86 LibreOffice_project/55b006a02d247b5f7215fc6ea0fde844b30035b3</meta:generator>
    <meta:document-statistic meta:table-count="3" meta:cell-count="221" meta:object-count="0"/>
  </office:meta>
</office:document-meta>
</file>